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OF THE TEN VIRGINS (25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RABLE OF THE TEN VIRGINS (25:1-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(2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(25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eople (25:2-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Five of the bridesmaids are foolish and don't fill their lamps with oil (25:2a, 3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Five of the bridesmaids are wise, for they have extra oil (25:2b, 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ARABLE OF THE TEN VIRGINS (25:1-13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urpose (25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eople (25:2-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articulars (25:5-13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particulars (25:5-13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cry (25:5-6): At midnight, a shout is heard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crisis (25:7-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crisis (25:7-9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quest by the foolish (25:7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fusal by the wise (25:9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particulars (25:5-13)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cry (25:5-6): At midnight, a shout is heard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risis (25:7-9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closed door (25:10-12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challenge (25: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PARABLE OF THE TEN VIRGINS (25:1-13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purpose (25:1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eople (25:2-4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articulars (25:5-13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ATTHEW 25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PARABLE OF THE TEN VIRGINS (25:1-1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PARABLE OF THE TALENTS (25:14-30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-title-Title-Slide" presentation:presentation-page-layout-name="Master1-PPL1" draw:id="Slide-265">
        <draw:frame draw:id="id101" presentation:style-name="a576" draw:name="Title 1" svg:x="1.38in" svg:y="0.83in" svg:width="10.3in" svg:height="4.42in" presentation:class="title" presentation:placeholder="false">
          <draw:text-box>
            <text:p text:style-name="a575" text:class-names="" text:cond-style-name=""><text:span text:style-name="a573" text:class-names="">THE PARABLE OF THE TALENTS (25:14-30)<text:s text:c="1"/></text:span><text:span text:style-name="a574" text:class-names=""/></text:p>
          </draw:text-box>
          <svg:title/>
          <svg:desc/>
        </draw:frame>
        <draw:frame draw:id="id102" presentation:style-name="a581" draw:name="Subtitle 2" svg:x="1.38in" svg:y="5.25in" svg:width="10.3in" svg:height="1.85in" presentation:class="subtitle" presentation:placeholder="false">
          <draw:text-box>
            <text:p text:style-name="a578" text:class-names="" text:cond-style-name=""><text:span text:style-name="a577" text:class-names=""><text:s text:c="1"/>The responsibility (25:14-15):<text:s text:c="1"/></text:span></text:p>
            <text:p text:style-name="a580" text:class-names="" text:cond-style-name=""><text:span text:style-name="a579" text:class-names=""/></text:p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responsibility (25:14-15):<text:s text:c="1"/></text:span><text:span text:style-name="a584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first servant is given five bags of gold (25:14-15a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second servant is given two bags of gold (25:15b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third servant is given one bag of gold (25:15c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PARABLE OF THE TALENTS (25:14-30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responsibility (25:14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reliability (25:16-18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reliability (25:16-18)<text:s text:c="1"/></text:span><text:span text:style-name="a617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first servant doubles his money (25:16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second servant also doubles his money (25:17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third servant buries his one bag of gold (25:1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PARABLE OF THE TALENTS (25:14-30)<text:s text:c="1"/></text:span><text:span text:style-name="a635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responsibility (25:14-1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liability (25:16-1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accountability (25:19-3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accountability (25:19-30):<text:s text:c="1"/></text:span><text:span text:style-name="a653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first servant is rewarded for his faithfulness (25:19-21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econd servant is also rewarded for his faithfulness (25:22-23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third servant is severely rebuked for his unfaithfulness (25:24-30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PARABLE OF THE TALENTS (25:14-30)<text:s text:c="1"/></text:span><text:span text:style-name="a671" text:class-names=""/></text:p>
          </draw:text-box>
          <svg:title/>
          <svg:desc/>
        </draw:frame>
        <draw:frame draw:id="id114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responsibility (25:14-1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liability (25:16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accountability (25:19-30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7" draw:style-name="a687" draw:master-page-name="Master1-Layout12-tx-Title-and-Text" presentation:presentation-page-layout-name="Master1-PPL12" draw:id="Slide-272">
        <draw:frame draw:id="id115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MATTHEW 25</text:span><text:span text:style-name="a689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THE PARABLE OF THE TEN VIRGINS (25:1-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PARABLE OF THE TALENTS (25:14-3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PARABLE OF THE SHEEP AND GOATS (25:31-4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8" draw:style-name="a705" draw:master-page-name="Master1-Layout12-tx-Title-and-Text" presentation:presentation-page-layout-name="Master1-PPL12" draw:id="Slide-273">
        <draw:frame draw:id="id117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PARABLE OF THE SHEEP AND GOATS (25:31-46):<text:s text:c="1"/></text:span><text:span text:style-name="a707" text:class-names=""/></text:p>
          </draw:text-box>
          <svg:title/>
          <svg:desc/>
        </draw:frame>
        <draw:frame draw:id="id118" presentation:style-name="a722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eparator (25: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eparation (25:32-33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separated (25:34-46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9" draw:style-name="a723" draw:master-page-name="Master1-Layout1-title-Title-Slide" presentation:presentation-page-layout-name="Master1-PPL1" draw:id="Slide-274">
        <draw:frame draw:id="id119" presentation:style-name="a727" draw:name="Title 1" svg:x="1.38in" svg:y="0.83in" svg:width="10.3in" svg:height="4.42in" presentation:class="title" presentation:placeholder="false">
          <draw:text-box>
            <text:p text:style-name="a726" text:class-names="" text:cond-style-name=""><text:span text:style-name="a724" text:class-names=""><text:s text:c="1"/>The separated (25:34-46)<text:s text:c="1"/></text:span><text:span text:style-name="a725" text:class-names=""/></text:p>
          </draw:text-box>
          <svg:title/>
          <svg:desc/>
        </draw:frame>
        <draw:frame draw:id="id120" presentation:style-name="a732" draw:name="Subtitle 2" svg:x="1.38in" svg:y="5.25in" svg:width="10.3in" svg:height="1.85in" presentation:class="subtitle" presentation:placeholder="false">
          <draw:text-box>
            <text:p text:style-name="a729" text:class-names="" text:cond-style-name=""><text:span text:style-name="a728" text:class-names=""><text:s text:c="1"/>The sheep (25:34-40): They will be rewarded!<text:s text:c="1"/></text:span></text:p>
            <text:p text:style-name="a731" text:class-names="" text:cond-style-name=""><text:span text:style-name="a730" text:class-names=""/></text:p>
          </draw:text-box>
          <svg:title/>
          <svg:desc/>
        </draw:frame>
      </draw:page>
      <draw:page draw:name="Slide20" draw:style-name="a733" draw:master-page-name="Master1-Layout12-tx-Title-and-Text" presentation:presentation-page-layout-name="Master1-PPL12" draw:id="Slide-275">
        <draw:frame draw:id="id121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sheep (25:34-40): They will be rewarded!<text:s text:c="1"/></text:span><text:span text:style-name="a735" text:class-names=""/></text:p>
          </draw:text-box>
          <svg:title/>
          <svg:desc/>
        </draw:frame>
        <draw:frame draw:id="id122" presentation:style-name="a753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contents (25:34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cause (25:35-36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confusion (25:37-39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clarification (25:40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1" draw:style-name="a754" draw:master-page-name="Master1-Layout12-tx-Title-and-Text" presentation:presentation-page-layout-name="Master1-PPL12" draw:id="Slide-276">
        <draw:frame draw:id="id123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<text:s text:c="1"/>The separated (25:34-46)<text:s text:c="1"/></text:span><text:span text:style-name="a756" text:class-names=""/></text:p>
          </draw:text-box>
          <svg:title/>
          <svg:desc/>
        </draw:frame>
        <draw:frame draw:id="id124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The sheep (25:34-40): They will be rewarded!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goats (25:41-46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goats (25:41-46):<text:s text:c="1"/></text:span><text:span text:style-name="a771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contents (25:4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cause (25:42-43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confusion (25:44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larification (25:45-46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separated (25:34-46)<text:s text:c="1"/></text:span><text:span text:style-name="a792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sheep (25:34-40): They will be rewarded!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goats (25:41-46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THE PARABLE OF THE SHEEP AND GOATS (25:31-46):<text:s text:c="1"/></text:span><text:span text:style-name="a807" text:class-names=""/></text:p>
          </draw:text-box>
          <svg:title/>
          <svg:desc/>
        </draw:frame>
        <draw:frame draw:id="id130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separator (25:31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separation (25:32-33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separated (25:34-46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5" draw:style-name="a823" draw:master-page-name="Master1-Layout12-tx-Title-and-Text" presentation:presentation-page-layout-name="Master1-PPL12" draw:id="Slide-280">
        <draw:frame draw:id="id131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MATTHEW 25</text:span><text:span text:style-name="a825" text:class-names=""/></text:p>
          </draw:text-box>
          <svg:title/>
          <svg:desc/>
        </draw:frame>
        <draw:frame draw:id="id132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THE PARABLE OF THE TEN VIRGINS (25:1-1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ARABLE OF THE TALENTS (25:14-30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ARABLE OF THE SHEEP AND GOATS (25:31-46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5</dc:title>
    <meta:initial-creator>David STRICKLAND</meta:initial-creator>
    <dc:creator>David STRICKLAND</dc:creator>
    <meta:creation-date>2020-02-22T17:36:16Z</meta:creation-date>
    <dc:date>2020-02-22T17:36:16Z</dc:date>
    <meta:template xlink:href="BibleStudy" xlink:type="simple"/>
    <meta:editing-cycles>1</meta:editing-cycles>
    <meta:editing-duration>PT0S</meta:editing-duration>
    <meta:document-statistic meta:paragraph-count="89" meta:word-count="694"/>
  </office:meta>
</office:document-meta>
</file>